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arial, freesans, clean,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fo:line-height="100%" fo:text-indent="0in" style:auto-text-indent="false" fo:padding="0in" fo:border="none"/>
      <style:text-properties fo:font-variant="normal" fo:text-transform="none" fo:color="#333333" style:font-name="Times New Roman" fo:font-size="10pt" fo:letter-spacing="normal" fo:font-style="normal" fo:font-weight="normal" style:font-size-asian="10pt" style:font-size-complex="10pt"/>
    </style:style>
    <style:style style:name="P2" style:family="paragraph" style:parent-style-name="Text_20_body">
      <style:paragraph-properties fo:margin-left="0in" fo:margin-right="0in" fo:margin-top="0in" fo:margin-bottom="0in" fo:line-height="100%" fo:text-indent="0in" style:auto-text-indent="false" fo:padding="0in" fo:border="none"/>
      <style:text-properties fo:font-variant="normal" fo:text-transform="none" fo:color="#333333" style:font-name="Times New Roman"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Text_20_body">
      <style:paragraph-properties fo:margin-left="0in" fo:margin-right="0in" fo:margin-top="0in" fo:margin-bottom="0in" fo:line-height="100%" fo:text-indent="0in" style:auto-text-indent="false" fo:padding="0in" fo:border="none"/>
      <style:text-properties style:font-name="Times New Roman" fo:font-size="10pt" style:font-size-asian="10pt" style:font-size-complex="10pt"/>
    </style:style>
    <style:style style:name="T1" style:family="text">
      <style:text-properties fo:font-weight="bold" style:font-weight-asian="bold" style:font-weight-complex="bold"/>
    </style:style>
    <style:style style:name="T2" style:family="text">
      <style:text-properties fo:font-variant="normal" fo:text-transform="none" fo:color="#333333" fo:letter-spacing="normal" fo:font-style="normal" fo:font-weight="bold" style:font-weight-asian="bold" style:font-weight-complex="bold"/>
    </style:style>
    <style:style style:name="T3" style:family="text">
      <style:text-properties fo:font-variant="normal" fo:text-transform="none" fo:color="#333333" fo:letter-spacing="normal" fo:font-style="normal" fo:font-weight="normal"/>
    </style:style>
    <style:style style:name="T4" style:family="text">
      <style:text-properties style:font-weight-asian="normal" style:font-weight-complex="normal"/>
    </style:style>
    <style:style style:name="T5" style:family="text">
      <style:text-properties style:text-position="sub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 Cases</text:p>
      <text:p text:style-name="P1"/>
      <text:p text:style-name="P1"><text:span text:style-name="T1">Name</text:span>: Add Node</text:p>
      <text:p text:style-name="P1"><text:span text:style-name="T1">Description</text:span>: The requirements and results of requesting to add a node to the HyPeerWeb. Regardless of the source of the request, requirements and outcomes are the same.</text:p>
      <text:p text:style-name="P1"><text:span text:style-name="T1">Triggers</text:span>: Direct method invocation (probably caused by GUI interaction with the "Add Node" button).</text:p>
      <text:p text:style-name="P1"><text:span text:style-name="T1">Input</text:span>: No input required. Insertion point is an optional input.</text:p>
      <text:p text:style-name="P1"><text:span text:style-name="T1">Output</text:span>: No output.</text:p>
      <text:p text:style-name="P1"><text:span text:style-name="T1">Pre-Conditions</text:span>: HyPeerWeb must exist. If HyPeerWeb does not yet exist it must be created and allowed to go through it's standard "life cycle" of initialization before adding, otherwise results are undefined. HyPeerWeb must be empty or have a non-empty network of nodes.</text:p>
      <text:p text:style-name="P1"><text:span text:style-name="T1">Post-Conditions</text:span>: The HyPeerWeb is fully initialized; if the HyPeerWeb is empty then the new node becomes the first node with WebId of zero. The node that was added must exist within the HyPeerWeb. If an insertion point was given, the insertion node must be the parent of the new node. Pre-existing nodes must have the same WebId as before the operation began. All constraints defined by the conceptual model must be met.</text:p>
      <text:p text:style-name="P1"/>
      <text:p text:style-name="P1"><text:span text:style-name="T1">Name</text:span> : Remove Node</text:p>
      <text:p text:style-name="P1"><text:span text:style-name="T1">Description</text:span>: The requirements and results of requesting to delete a node from the HyPeerWeb. Outcomes are not dependent on source of the request.</text:p>
      <text:p text:style-name="P1"><text:span text:style-name="T1">Triggers</text:span>: Direct method invocation (probably caused by GUI interaction with the "Add Node" button) </text:p>
      <text:p text:style-name="P1"><text:span text:style-name="T1">Input</text:span>: A Node to be removed from the HyPeerWeb.</text:p>
      <text:p text:style-name="P1"><text:span text:style-name="T1">Output</text:span>: No output.</text:p>
      <text:p text:style-name="P1"><text:span text:style-name="T1">Pre-Conditions</text:span>: HyPeerWeb must exist and have a non-empty network of nodes. The Node to be deleted must be a node that exists in the web.</text:p>
      <text:p text:style-name="P1"><text:span text:style-name="T1">Post-Conditions</text:span>: The node that was deleted must not exist within the HyPeerWeb. All surrogates, neighbors, etc must be updated to reflect the rearranged web. Remove can only result in an empty web when the last node remaining is removed. The last node in the web, the node with the largest WebId, is disconnected and used to replace the node that is being removed; the replacement node will be given the WebId and connections of the node being removed. The exception to this case is when the node to be removed is the last node, then it is simply disconnected. All constraints defined by the conceptual model must be met.</text:p>
      <text:p text:style-name="P1"/>
      <text:p text:style-name="P1"><text:span text:style-name="T1">Name</text:span> : Send Visitor</text:p>
      <text:p text:style-name="P1"><text:span text:style-name="T1">Description</text:span>: The requirements and results of requesting to have a node send a visitor to another node. Outcomes are dependent on the node called on and the node being targeted.</text:p>
      <text:p text:style-name="P1"><text:span text:style-name="T1">Triggers</text:span>: Called directly, frequently through the GUI.</text:p>
      <text:p text:style-name="P1"><text:span text:style-name="T1">Input</text:span>: A destination node, or WebId, will be the end destination to which the visitor will be sent. A start node will begin the journey to the destination. The visitor will have the opportunity to perform some undefined operation at each node along the path between the target node and the start node. The parameters will be passed along with the visitor.</text:p>
      <text:p text:style-name="P1"><text:span text:style-name="T1">Output</text:span>: No required output. Note that Visitors may have some behavior that gives an output.</text:p>
      <text:p text:style-name="P1"><text:span text:style-name="T1">Pre-Conditions</text:span>: The start node that accept() is called on is connected to the web. The target node is connected to the web. The visitor must implement Visitor. The visitor must not be null. The parameters must not be null and the target must be contained in the parameters.</text:p>
      <text:p text:style-name="P1"><text:span text:style-name="T1">Post-Conditions</text:span>: The start Node will have the visitor visit it. The target Node will have had the visitor visit it. All nodes in-between will have had the visitor visit it. In-between is loosely defined as the path taken to get to the target node that is length ceiling(log<text:span text:style-name="T5">2</text:span>(N))+1 or less, the plus one is to take into account the start node. The target will have a special operation called on it, where the intermediate nodes will have a different operation call on them. This path cannot be controlled by the caller. All constraints defined by the conceptual model must be met.</text:p>
      <text:p text:style-name="P1"/>
      <text:p text:style-name="P1"><text:span text:style-name="T1">Name</text:span> : <text:span text:style-name="T4">B</text:span>roadcast Visitor</text:p>
      <text:p text:style-name="P1"><text:span text:style-name="T1">Description</text:span>: The requirements and results of requesting to have a node broadcast a visitor to all other nodes. Outcomes are not dependent on the start node.</text:p>
      <text:p text:style-name="P1"><text:span text:style-name="T1">Triggers</text:span>: Called directly, frequently through the GUI.</text:p>
      <text:p text:style-name="P1"><text:span text:style-name="T1">Input</text:span>: A visitor, start node, and parameters.</text:p>
      <text:p text:style-name="P1"><text:span text:style-name="T1">Output</text:span>: No required output. Visitors may have some behavior that gives an output.</text:p>
      <text:p text:style-name="P1"><text:span text:style-name="T1">Pre-Conditions</text:span>: The start node that broadcast is called on is connected to the web. The visitor must implement visitor. The visitor must not be null, parameters must not be null.</text:p>
      <text:p text:style-name="P3"><text:span text:style-name="T2">Post-Conditions</text:span><text:span text:style-name="T3">: All nodes in the web will have had the visitor visit it. All constraints defined by the conceptual model must be m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arial, freesans, clean,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 </meta:initial-creator>
    <meta:creation-date>2013-06-15T19:08:00.26</meta:creation-date>
    <dc:date>2013-06-15T21:08:03.81</dc:date>
    <dc:creator>V </dc:creator>
    <meta:editing-duration>PT1H42M28S</meta:editing-duration>
    <meta:editing-cycles>9</meta:editing-cycles>
    <meta:generator>OpenOffice.org/3.4.1$Win32 OpenOffice.org_project/341m1$Build-9593</meta:generator>
    <meta:document-statistic meta:table-count="0" meta:image-count="0" meta:object-count="0" meta:page-count="1" meta:paragraph-count="29" meta:word-count="737" meta:character-count="4364"/>
  </office:meta>
</office:document-meta>
</file>